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DeepSeek-CJK-patch" svg:font-family="DeepSeek-CJK-patch, 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344cm" style:contextual-spacing="false" fo:line-height="150%" fo:orphans="2" fo:widows="2" fo:text-indent="0cm" style:auto-text-indent="false"/>
    </style:style>
    <style:style style:name="P2" style:family="paragraph" style:parent-style-name="Heading_20_3">
      <style:paragraph-properties fo:margin-left="0cm" fo:margin-right="0cm" fo:margin-top="0.476cm" fo:margin-bottom="0.344cm" style:contextual-spacing="false" fo:line-height="115%" fo:text-indent="0cm" style:auto-text-indent="false" fo:break-before="page"/>
      <style:text-properties fo:color="#f8faff" loext:opacity="100%" style:font-name="Calibri" fo:font-size="12pt" fo:font-weight="normal" style:font-size-asian="12pt" style:font-weight-asian="normal" style:font-size-complex="12pt" style:font-weight-complex="normal" loext:padding="0cm" loext:border="none"/>
    </style:style>
    <style:style style:name="P3" style:family="paragraph" style:parent-style-name="Text_20_body">
      <style:paragraph-properties fo:margin-top="0.476cm" fo:margin-bottom="0.344cm" style:contextual-spacing="false"/>
      <style:text-properties fo:color="#f8faff" loext:opacity="100%" style:font-name="Calibri" style:font-size-asian="12pt"/>
    </style:style>
    <style:style style:name="P4" style:family="paragraph" style:parent-style-name="Text_20_body">
      <style:paragraph-properties fo:margin-top="0.476cm" fo:margin-bottom="0.344cm" style:contextual-spacing="false"/>
      <style:text-properties fo:color="#f8faff" loext:opacity="100%" style:font-name="Calibri" officeooo:paragraph-rsid="000a8298" style:font-size-asian="12pt"/>
    </style:style>
    <style:style style:name="P5" style:family="paragraph" style:parent-style-name="Text_20_body" style:list-style-name="L1">
      <style:paragraph-properties fo:margin-top="0.476cm" fo:margin-bottom="0.344cm" style:contextual-spacing="false"/>
      <style:text-properties fo:color="#f8faff" loext:opacity="100%" style:font-name="Calibri" officeooo:paragraph-rsid="000d0016" style:font-size-asian="12pt"/>
    </style:style>
    <style:style style:name="P6" style:family="paragraph" style:parent-style-name="Text_20_body" style:list-style-name="L1">
      <style:paragraph-properties fo:margin-top="0.476cm" fo:margin-bottom="0.344cm" style:contextual-spacing="false"/>
      <style:text-properties fo:color="#f8faff" loext:opacity="100%" style:font-name="Calibri" officeooo:paragraph-rsid="000a8298" style:font-size-asian="12pt"/>
    </style:style>
    <style:style style:name="P7" style:family="paragraph" style:parent-style-name="Text_20_body" style:list-style-name="L1">
      <style:paragraph-properties fo:margin-top="0.476cm" fo:margin-bottom="0.344cm" style:contextual-spacing="false"/>
      <style:text-properties fo:color="#f8faff" loext:opacity="100%" style:font-name="Calibri" style:font-size-asian="12pt"/>
    </style:style>
    <style:style style:name="P8" style:family="paragraph" style:parent-style-name="Text_20_body" style:list-style-name="L2">
      <style:paragraph-properties fo:margin-top="0.476cm" fo:margin-bottom="0.344cm" style:contextual-spacing="false"/>
      <style:text-properties fo:color="#f8faff" loext:opacity="100%" style:font-name="Calibri" style:font-size-asian="12pt"/>
    </style:style>
    <style:style style:name="P9" style:family="paragraph" style:parent-style-name="Heading_20_3">
      <style:paragraph-properties fo:margin-left="0cm" fo:margin-right="0cm" fo:margin-top="0.476cm" fo:margin-bottom="0.344cm" style:contextual-spacing="false" fo:line-height="115%" fo:text-indent="0cm" style:auto-text-indent="false"/>
      <style:text-properties fo:color="#f8faff" loext:opacity="100%" style:font-name="Calibri" fo:font-size="12pt" fo:font-weight="normal" style:font-size-asian="12pt" style:font-weight-asian="normal" style:font-size-complex="12pt" style:font-weight-complex="normal" loext:padding="0cm" loext:border="none"/>
    </style:style>
    <style:style style:name="P10" style:family="paragraph" style:parent-style-name="Heading_20_4">
      <style:paragraph-properties fo:margin-top="0.476cm" fo:margin-bottom="0.344cm" style:contextual-spacing="false" fo:line-height="115%"/>
      <style:text-properties fo:color="#f8faff" loext:opacity="100%" style:font-name="Calibri" fo:font-weight="normal" style:font-weight-asian="normal" style:font-weight-complex="normal"/>
    </style:style>
    <style:style style:name="P11" style:family="paragraph" style:parent-style-name="Heading_20_5">
      <style:paragraph-properties fo:margin-top="0.476cm" fo:margin-bottom="0.344cm" style:contextual-spacing="false"/>
      <style:text-properties fo:color="#f8faff" loext:opacity="100%" style:font-name="Calibri" style:font-size-asian="12pt"/>
    </style:style>
    <style:style style:name="P12" style:family="paragraph" style:parent-style-name="Heading_20_5">
      <style:paragraph-properties fo:margin-top="0.476cm" fo:margin-bottom="0.344cm" style:contextual-spacing="false" fo:line-height="115%"/>
      <style:text-properties fo:color="#f8faff" loext:opacity="100%" style:font-name="Calibri" style:font-size-asian="12pt"/>
    </style:style>
    <style:style style:name="P13" style:family="paragraph" style:parent-style-name="Heading_20_3">
      <style:paragraph-properties fo:margin-left="0cm" fo:margin-right="0cm" fo:margin-top="0.476cm" fo:margin-bottom="0.344cm" style:contextual-spacing="false" fo:line-height="115%" fo:text-indent="0cm" style:auto-text-indent="false"/>
      <style:text-properties fo:color="#f8faff" loext:opacity="100%" style:font-name="Calibri" officeooo:paragraph-rsid="000a8298" style:font-size-asian="12pt"/>
    </style:style>
    <style:style style:name="P14" style:family="paragraph" style:parent-style-name="Horizontal_20_Line">
      <style:paragraph-properties fo:margin-top="0.476cm" fo:margin-bottom="0.344cm" style:contextual-spacing="false" fo:line-height="115%"/>
      <style:text-properties fo:color="#f8faff" loext:opacity="100%" style:font-name="Calibri" style:font-size-asian="12pt"/>
    </style:style>
    <style:style style:name="P15" style:family="paragraph" style:parent-style-name="Heading_20_3">
      <style:paragraph-properties fo:margin-top="0.476cm" fo:margin-bottom="0.344cm" style:contextual-spacing="false" fo:line-height="115%"/>
      <style:text-properties fo:color="#f8faff" loext:opacity="100%" style:font-name="Calibri" fo:font-weight="normal" style:font-size-asian="12pt" style:font-weight-asian="normal" style:font-weight-complex="normal"/>
    </style:style>
    <style:style style:name="P16" style:family="paragraph" style:parent-style-name="Text_20_body" style:list-style-name="L3">
      <style:paragraph-properties fo:margin-top="0.476cm" fo:margin-bottom="0.344cm" style:contextual-spacing="false"/>
      <style:text-properties fo:color="#f8faff" loext:opacity="100%" style:font-name="Calibri" style:font-size-asian="12pt"/>
    </style:style>
    <style:style style:name="P17" style:family="paragraph" style:parent-style-name="Text_20_body" style:list-style-name="L4">
      <style:paragraph-properties fo:margin-top="0.476cm" fo:margin-bottom="0.344cm" style:contextual-spacing="false"/>
      <style:text-properties fo:color="#f8faff" loext:opacity="100%" style:font-name="Calibri" style:font-size-asian="12pt"/>
    </style:style>
    <style:style style:name="P18" style:family="paragraph" style:parent-style-name="Heading_20_2">
      <style:paragraph-properties fo:margin-top="0.476cm" fo:margin-bottom="0.344cm" style:contextual-spacing="false"/>
      <style:text-properties fo:color="#f8faff" loext:opacity="100%" style:font-name="Calibri" style:font-size-asian="12pt"/>
    </style:style>
    <style:style style:name="P19" style:family="paragraph" style:parent-style-name="Text_20_body">
      <style:paragraph-properties fo:margin-top="0.476cm" fo:margin-bottom="0.344cm" style:contextual-spacing="false"/>
      <style:text-properties fo:color="#f8faff" loext:opacity="100%" style:font-name="Calibri" officeooo:rsid="000eb95e" style:font-size-asian="12pt"/>
    </style:style>
    <style:style style:name="P20" style:family="paragraph" style:parent-style-name="Heading_20_3">
      <style:paragraph-properties fo:margin-top="0.476cm" fo:margin-bottom="0.344cm" style:contextual-spacing="false" fo:line-height="115%"/>
      <style:text-properties fo:color="#f8faff" loext:opacity="100%" style:font-name="Calibri" fo:font-weight="normal" officeooo:rsid="000eb95e" style:font-size-asian="12pt" style:font-weight-asian="normal" style:font-weight-complex="normal"/>
    </style:style>
    <style:style style:name="P21" style:family="paragraph" style:parent-style-name="Text_20_body">
      <style:paragraph-properties fo:margin-top="0.476cm" fo:margin-bottom="0cm" style:contextual-spacing="false"/>
      <style:text-properties fo:color="#f8faff" loext:opacity="100%" style:font-name="Calibri" officeooo:rsid="000eb95e" style:font-size-asian="12pt"/>
    </style:style>
    <style:style style:name="P22" style:family="paragraph" style:parent-style-name="Horizontal_20_Line">
      <style:paragraph-properties fo:margin-top="0.476cm" fo:margin-bottom="0.344cm" style:contextual-spacing="false" fo:line-height="115%"/>
      <style:text-properties fo:color="#f8faff" loext:opacity="100%" style:font-name="Calibri" officeooo:rsid="000eb95e" style:font-size-asian="12pt"/>
    </style:style>
    <style:style style:name="P23" style:family="paragraph" style:parent-style-name="Heading_20_2">
      <style:paragraph-properties fo:margin-top="0.476cm" fo:margin-bottom="0.344cm" style:contextual-spacing="false"/>
      <style:text-properties fo:color="#f8faff" loext:opacity="100%" style:font-name="Calibri" officeooo:paragraph-rsid="000eb95e" style:font-size-asian="12pt"/>
    </style:style>
    <style:style style:name="P24" style:family="paragraph" style:parent-style-name="Text_20_body">
      <style:paragraph-properties fo:margin-top="0.476cm" fo:margin-bottom="0.344cm" style:contextual-spacing="false"/>
      <style:text-properties fo:color="#f8faff" loext:opacity="100%" style:font-name="Calibri" officeooo:paragraph-rsid="000eb95e" style:font-size-asian="12pt"/>
    </style:style>
    <style:style style:name="P25" style:family="paragraph" style:parent-style-name="Text_20_body" style:list-style-name="L5">
      <style:paragraph-properties fo:margin-left="0cm" fo:margin-right="0cm" fo:margin-top="0cm" fo:margin-bottom="0cm" style:contextual-spacing="false" fo:line-height="115%" fo:text-indent="0cm" style:auto-text-indent="false" fo:padding="0cm" fo:border="none"/>
      <style:text-properties fo:color="#f8faff" loext:opacity="100%" style:font-name="Calibri" fo:font-size="12pt" fo:font-weight="normal" style:font-size-asian="12pt" style:font-weight-asian="normal" style:font-size-complex="12pt" style:font-weight-complex="normal" loext:padding="0cm" loext:border="none"/>
    </style:style>
    <style:style style:name="P26" style:family="paragraph" style:parent-style-name="Heading_20_2">
      <style:paragraph-properties fo:margin-left="0cm" fo:margin-right="0cm" fo:margin-top="0.476cm" fo:margin-bottom="0.344cm" style:contextual-spacing="false" fo:line-height="115%" fo:text-indent="0cm" style:auto-text-indent="false"/>
      <style:text-properties fo:color="#f8faff" loext:opacity="100%" style:font-name="DeepSeek-CJK-patch" fo:font-size="20.25pt" fo:font-weight="normal"/>
    </style:style>
    <style:style style:name="P27" style:family="paragraph" style:parent-style-name="Heading_20_2">
      <style:paragraph-properties fo:margin-left="0cm" fo:margin-right="0cm" fo:margin-top="0.476cm" fo:margin-bottom="0.344cm" style:contextual-spacing="false" fo:line-height="115%" fo:text-indent="0cm" style:auto-text-indent="false"/>
    </style:style>
    <style:style style:name="T1" style:family="text">
      <style:text-properties fo:font-variant="normal" fo:text-transform="none" fo:color="#f8faff" loext:opacity="100%" style:font-name="DeepSeek-CJK-patch" fo:font-size="20.25pt" fo:letter-spacing="normal" fo:font-style="normal" fo:font-weight="bold" loext:padding="0cm" loext:border="none"/>
    </style:style>
    <style:style style:name="T2" style:family="text">
      <style:text-properties officeooo:rsid="000d0016"/>
    </style:style>
    <style:style style:name="T3" style:family="text">
      <style:text-properties fo:font-weight="bold" style:font-weight-asian="bold" style:font-weight-complex="bold"/>
    </style:style>
    <style:style style:name="T4" style:family="text">
      <style:text-properties fo:font-weight="bold" officeooo:rsid="000d0016" style:font-weight-asian="bold" style:font-weight-complex="bold"/>
    </style:style>
    <style:style style:name="T5" style:family="text">
      <style:text-properties officeooo:rsid="000eb95e"/>
    </style:style>
    <style:style style:name="T6" style:family="text">
      <style:text-properties fo:font-weight="normal" officeooo:rsid="000eb95e" style:font-weight-asian="normal" style:font-weight-complex="normal"/>
    </style:style>
    <style:style style:name="T7" style:family="text">
      <style:text-properties style:font-name="Calibri" fo:font-size="12pt" fo:font-weight="normal" style:font-size-asian="12pt" style:font-weight-asian="normal" style:font-size-complex="12pt" style:font-weight-complex="normal" loext:padding="0cm" loext:border="none"/>
    </style:style>
    <style:style style:name="T8" style:family="text">
      <style:text-properties fo:font-variant="normal" fo:text-transform="none" fo:color="#f8faff" loext:opacity="100%" style:font-name="DeepSeek-CJK-patch" fo:font-size="20.25pt" fo:letter-spacing="normal" fo:font-style="normal" fo:font-weight="normal" officeooo:rsid="000eb95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Análisis Automatizado de Partidos de Baloncesto mediante Visión por Computador y YOLOv8</text:span></text:span></text:h>
      <text:section text:style-name="Sect1" text:name="Sección1">
        <text:h text:style-name="P2" text:outline-level="3"><text:span text:style-name="Strong_20_Emphasis">Introducción</text:span></text:h>
        <text:p text:style-name="P3">El baloncesto es un deporte altamente dinámico en el que el análisis preciso y en tiempo real de los movimientos de los jugadores, la posesión del balón y las acciones de tiro resulta esencial para múltiples aplicaciones, como el entrenamiento profesional, la evaluación del rendimiento y la mejora de las transmisiones deportivas. Tradicionalmente, este tipo de análisis se ha realizado mediante anotaciones manuales, lo cual implica un proceso intensivo en tiempo, sujeto a errores humanos y con limitaciones en cuanto a la escala y velocidad de procesamiento.</text:p>
        <text:p text:style-name="P4">En este trabajo se presenta un sistema automatizado de análisis de partidos de baloncesto basado en visión por computadora e inteligencia artificial. El sistema combina técnicas de detección y seguimiento de objetos con algoritmos de aprendizaje profundo, integrando las siguientes herramientas y tecnologías:</text:p>
        <text:list text:style-name="L1">
          <text:list-item>
            <text:p text:style-name="P5"><text:span text:style-name="T2">D</text:span>iferentes modelos de detección y segmentación entrenados con Roboflow, incluyendo arquitecturas basadas en<text:span text:style-name="T3"> RF-Detr,</text:span><text:span text:style-name="T2"> </text:span><text:s/>segmentación por instancias <text:span text:style-name="T2">y </text:span><text:span text:style-name="T4">YOLO</text:span>. </text:p>
          </text:list-item>
          <text:list-item>
            <text:p text:style-name="P6"><text:span text:style-name="Strong_20_Emphasis">Roboflow</text:span> para el entrenamiento y manejo de datasets personalizados.</text:p>
          </text:list-item>
          <text:list-item>
            <text:p text:style-name="P7"><text:span text:style-name="Strong_20_Emphasis">Supervision</text:span> para el postprocesamiento de resultados y la visualización anotada de los mismos.</text:p>
          </text:list-item>
        </text:list>
        <text:p text:style-name="P3">La arquitectura del sistema se basa en tres modelos especializados, cada uno diseñado para abordar una tarea específica:</text:p>
        <text:list text:style-name="L2">
          <text:list-item>
            <text:p text:style-name="P8"><text:span text:style-name="Strong_20_Emphasis">Detección de jugadores, balón y aro:</text:span> identifica a los jugadores, árbitros, la pelota y la canasta dentro del entorno de juego.</text:p>
          </text:list-item>
          <text:list-item>
            <text:p text:style-name="P8"><text:span text:style-name="Strong_20_Emphasis">Segmentación de zonas del campo:</text:span> detecta regiones clave de la cancha, como la línea de tres puntos y la zona pintada ("la botella").</text:p>
          </text:list-item>
          <text:list-item>
            <text:p text:style-name="P8"><text:span text:style-name="Strong_20_Emphasis">Identificación del portador del balón:</text:span> determina qué jugador tiene la posesión del balón en cada momento del juego.</text:p>
          </text:list-item>
        </text:list>
        <text:p text:style-name="P3">Complementariamente, el sistema incorpora un clasificador que agrupa a los jugadores por equipo mediante técnicas de clustering, y un mecanismo para detectar automáticamente las acciones de tiro, identificando si se trata de lanzamientos de dos o tres puntos según la posición del jugador al momento del disparo.</text:p>
        <text:p text:style-name="P3">Este enfoque integral permite realizar un análisis automatizado de eventos críticos en el juego, reduciendo significativamente la necesidad de intervención humana y abriendo nuevas posibilidades para el análisis deportivo en tiempo real.</text:p>
        <text:h text:style-name="P9" text:outline-level="3"><text:soft-page-break/><text:span text:style-name="Strong_20_Emphasis">2. Estado del Arte</text:span></text:h>
        <text:h text:style-name="P10" text:outline-level="4"><text:span text:style-name="Strong_20_Emphasis">2.1 Detección de objetos en inteligencia artificial</text:span></text:h>
        <text:p text:style-name="P3">La detección de objetos es una tarea fundamental en visión por computadora que consiste en identificar y localizar instancias de objetos específicos dentro de una imagen o secuencia de video. A diferencia del reconocimiento de imagen tradicional —que solo clasifica la presencia de una clase—, la detección de objetos proporciona información espacial a través de <text:span text:style-name="Emphasis">bounding boxes</text:span> y puede manejar múltiples objetos de diferentes clases simultáneamente.</text:p>
        <text:p text:style-name="P3">En los últimos años, los avances en redes neuronales convolucionales (CNN) y arquitecturas basadas en aprendizaje profundo han revolucionado este campo. Modelos como R-CNN, Fast R-CNN, Faster R-CNN y SSD introdujeron enfoques de dos etapas y una etapa para mejorar la precisión y la velocidad. Actualmente, los métodos de detección de una sola etapa, como YOLO (You Only Look Once), han ganado amplia adopción gracias a su capacidad para realizar inferencias en tiempo real sin comprometer significativamente la precisión.</text:p>
        <text:h text:style-name="P10" text:outline-level="4"><text:span text:style-name="Strong_20_Emphasis">2.2 YOLO (You Only Look Once)</text:span></text:h>
        <text:p text:style-name="P3">YOLO es una familia de modelos de detección de objetos que aborda la tarea como un problema de regresión único. A partir de una imagen de entrada, la red neuronal predice simultáneamente las cajas delimitadoras (<text:span text:style-name="Emphasis">bounding boxes</text:span>) y las probabilidades de clase para múltiples objetos en tiempo real. Esto lo distingue de métodos de dos etapas, como Faster R-CNN, que primero generan propuestas de regiones y luego las clasifican.</text:p>
        <text:p text:style-name="P3">La versión utilizada en este trabajo, <text:span text:style-name="Strong_20_Emphasis">YOLOv8</text:span>, es una de las más recientes y avanzadas implementaciones desarrolladas por Ultralytics. Esta versión incorpora mejoras significativas en precisión y eficiencia computacional, incluyendo cabezales de predicción anclados, uso optimizado de capas convolucionales y mayor compatibilidad con exportaciones a diversos formatos (ONNX, TensorRT, CoreML, etc.). YOLOv8 ha sido entrenado con datasets de alta calidad y permite fine-tuning con datasets personalizados, lo que lo hace ideal para aplicaciones especializadas como el análisis deportivo.</text:p>
        <text:h text:style-name="P10" text:outline-level="4"><text:span text:style-name="Strong_20_Emphasis">2.3 Roboflow</text:span></text:h>
        <text:p text:style-name="P3">Roboflow es una plataforma integral que facilita el proceso de desarrollo de modelos de visión por computadora, abarcando desde la creación y anotación de datasets hasta el entrenamiento y despliegue de modelos. La herramienta proporciona una interfaz amigable para cargar, etiquetar y preprocesar imágenes, además de permitir la generación automática de formatos compatibles con frameworks populares como YOLO, COCO o TensorFlow.</text:p>
        <text:p text:style-name="P3">Uno de los aspectos más valiosos de Roboflow es su integración con pipelines de entrenamiento, tanto en la nube como localmente, así como su soporte para transfer learning. Esto permite entrenar modelos personalizados con relativa facilidad, acelerando el ciclo de desarrollo. En el presente trabajo, Roboflow fue utilizado para anotar imágenes, entrenar los modelos de detección y <text:soft-page-break/>generar las configuraciones necesarias para su integración con YOLOv8.</text:p>
        <text:h text:style-name="P10" text:outline-level="4"><text:span text:style-name="Strong_20_Emphasis">2.4 Supervision</text:span></text:h>
        <text:p text:style-name="P3">Supervision es una biblioteca de Python orientada a la postprocesamiento y visualización de salidas generadas por modelos de visión por computadora. Proporciona herramientas modulares para manejar anotaciones, filtrar detecciones, aplicar reglas lógicas sobre los resultados del modelo y superponer visualizaciones directamente sobre imágenes o frames de video.</text:p>
        <text:p text:style-name="P3">Gracias a su diseño flexible y su integración con modelos como los de YOLOv8, Supervision permite construir flujos de trabajo complejos, tales como sistemas de análisis de eventos en tiempo real. En el presente proyecto, Supervision se utilizó tanto para el filtrado de detecciones como para la visualización de resultados, incluyendo etiquetas, líneas delimitadoras y anotaciones específicas para eventos como tiros de 2 o 3 puntos.</text:p>
        <text:h text:style-name="P11" text:outline-level="5"><text:span text:style-name="Strong_20_Emphasis">2.2 RF-Detr (Roboflow Detection Transformer)</text:span></text:h>
        <text:p text:style-name="P3">RF-Detr es una adaptación del modelo <text:span text:style-name="Strong_20_Emphasis">DEtection TRansformer (DETR)</text:span> implementado por Roboflow para tareas de detección de objetos. A diferencia de YOLO, que realiza detección mediante regresión directa sobre <text:span text:style-name="Emphasis">bounding boxes</text:span>, DETR emplea mecanismos de atención del tipo <text:span text:style-name="Emphasis">transformer</text:span>, lo que le permite modelar relaciones espaciales más complejas y mejorar la detección en escenarios con objetos solapados o parcialmente visibles.</text:p>
        <text:p text:style-name="P3">Este modelo fue utilizado para entrenar el detector de jugadores y árbitros, debido a su alta precisión en la detección de múltiples instancias en movimiento, característica clave para escenas dinámicas como las de un partido de baloncesto.</text:p>
        <text:h text:style-name="P12" text:outline-level="5"><text:span text:style-name="Strong_20_Emphasis">2.3 Segmentación por instancias con Roboflow 3.0</text:span></text:h>
        <text:p text:style-name="P3">Para tareas que requieren una localización más precisa, como la detección de zonas específicas del campo de baloncesto (líneas de tres puntos, zonas restringidas, etc.), se empleó el modelo <text:span text:style-name="Strong_20_Emphasis">Roboflow 3.0 Instance Segmentation (Fast)</text:span>. Este modelo realiza una predicción detallada a nivel de píxel, permitiendo identificar con mayor exactitud los límites reales de cada región.</text:p>
        <text:p text:style-name="P3">A diferencia de los modelos de detección tradicionales, que solo generan <text:span text:style-name="Emphasis">bounding boxes</text:span>, la segmentación por instancias proporciona máscaras que definen la forma real del objeto o área detectada, lo cual resulta esencial en tareas de análisis espacial.</text:p>
        <text:h text:style-name="P12" text:outline-level="5"><text:span text:style-name="Strong_20_Emphasis">2.4 Modelos preentrenados para tareas específicas</text:span></text:h>
        <text:p text:style-name="P3">Para tareas más especializadas como la <text:span text:style-name="Strong_20_Emphasis">detección del jugador con posesión del balón</text:span> y la <text:span text:style-name="Strong_20_Emphasis">clasificación por equipos</text:span>, se utilizaron modelos preentrenados disponibles en la comunidad. Estos modelos fueron integrados directamente en el sistema sin reentrenamiento, y permiten complementar la arquitectura general sin incurrir en altos costos computacionales. Su rendimiento fue validado empíricamente mediante pruebas sobre los datos procesados del proyecto.</text:p>
        <text:p text:style-name="P3"/>
        <text:h text:style-name="P13" text:outline-level="3"><text:soft-page-break/><text:span text:style-name="Strong_20_Emphasis">3. Desarrollo</text:span></text:h>
        <text:p text:style-name="P14"/>
        <text:h text:style-name="P15" text:outline-level="3"><text:span text:style-name="Strong_20_Emphasis">3.1 Dataset</text:span></text:h>
        <text:p text:style-name="P3">El conjunto de imágenes utilizado para entrenar y evaluar los modelos fue generado a partir de videos extraídos de fuentes oficiales, concretamente de las cuentas verificadas de la NBA. Estos videos fueron convertidos en fotogramas individuales (<text:span text:style-name="Emphasis">frames</text:span>) para su posterior proceso de anotación.</text:p>
        <text:p text:style-name="P3">El proceso de etiquetado comenzó de manera manual, creando una base inicial que permitió entrenar una primera versión preliminar del modelo. Esta versión temprana fue utilizada para realizar anotaciones automáticas sobre nuevas imágenes, las cuales se revisaron y corrigieron manualmente con el fin de mejorar la precisión y reducir errores.</text:p>
        <text:p text:style-name="P3">Este ciclo de autoetiquetado asistido y refinamiento manual se repitió en tres iteraciones, aumentando progresivamente la calidad y cantidad del dataset. Como resultado, se obtuvieron más de 1.<text:span text:style-name="T2">7</text:span>00 imágenes anotadas con sus respectivas etiquetas, almacenadas y gestionadas en la plataforma <text:span text:style-name="Strong_20_Emphasis">Roboflow</text:span>, la cual facilitó tanto la organización del dataset como su preparación para entrenamiento en distintos pipelines (detección y segmentación por instancias).</text:p>
        <text:p text:style-name="P14"/>
        <text:h text:style-name="P15" text:outline-level="3"><text:span text:style-name="Strong_20_Emphasis">3.2 Arquitectura del sistema y entrenamiento de modelos</text:span></text:h>
        <text:p text:style-name="P3">El sistema propuesto se compone de varios módulos especializados de visión por computadora, integrados en un flujo automatizado de análisis de video. Cada módulo tiene una arquitectura y función específica, optimizada para tareas concretas dentro del contexto del baloncesto.</text:p>
        <text:h text:style-name="P10" text:outline-level="4"><text:span text:style-name="Strong_20_Emphasis">Arquitectura general del sistema</text:span></text:h>
        <text:p text:style-name="P3">El pipeline general está conformado por los siguientes modelos:</text:p>
        <text:list text:style-name="L3">
          <text:list-item>
            <text:p text:style-name="P16"><text:span text:style-name="Strong_20_Emphasis">Modelo de detección de jugadores, balón, canasta y árbitros</text:span><text:line-break/>Entrenado con la arquitectura <text:span text:style-name="Strong_20_Emphasis">RF-Detr</text:span>, disponible en Roboflow, este modelo fue alimentado con un dataset personalizado y permite identificar las entidades principales del juego. Su arquitectura basada en <text:span text:style-name="Emphasis">transformers</text:span> proporciona robustez frente a superposiciones y escenas dinámicas.</text:p>
          </text:list-item>
          <text:list-item>
            <text:p text:style-name="P16"><text:span text:style-name="Strong_20_Emphasis">Modelo de segmentación del campo</text:span><text:line-break/>Basado en el pipeline <text:span text:style-name="Strong_20_Emphasis">Instance Segmentation (Fast)</text:span> de Roboflow 3.0, este modelo permite identificar con precisión las zonas claves de la cancha: línea de tres puntos, zona restringida (pintura) y área general. La segmentación por instancias proporciona máscaras pixeladas más precisas que las cajas tradicionales.</text:p>
          </text:list-item>
          <text:list-item>
            <text:p text:style-name="P16"><text:span text:style-name="Strong_20_Emphasis">Modelo de detección del portador del balón</text:span><text:line-break/><text:soft-page-break/>Se integró un modelo preentrenado específico para detectar qué jugador tiene la posesión del balón en cada fotograma. Su implementación fue directa, sin necesidad de reentrenamiento sobre datos adicionales.</text:p>
          </text:list-item>
          <text:list-item>
            <text:p text:style-name="P16"><text:span text:style-name="Strong_20_Emphasis">Clasificador de equipos</text:span><text:line-break/>Este componente utiliza un enfoque de <text:span text:style-name="Emphasis">clustering visual</text:span>. A partir de los <text:span text:style-name="Emphasis">crops</text:span> de los jugadores detectados, el sistema agrupa a los jugadores según similitudes visuales (colores del uniforme, textura), permitiendo distinguir entre equipos sin etiquetas explícitas.</text:p>
          </text:list-item>
        </text:list>
        <text:h text:style-name="P10" text:outline-level="4"><text:span text:style-name="Strong_20_Emphasis">Entrenamiento de los modelos</text:span></text:h>
        <text:p text:style-name="P3">Los modelos entrenados fueron desarrollados en la plataforma <text:span text:style-name="Strong_20_Emphasis">Roboflow</text:span>, que ofrece una solución completa para la gestión del dataset, configuración de entrenamientos y monitoreo del rendimiento.</text:p>
        <text:p text:style-name="P3">El flujo de entrenamiento incluyó las siguientes etapas:</text:p>
        <text:list text:style-name="L4">
          <text:list-item>
            <text:p text:style-name="P17"><text:span text:style-name="Strong_20_Emphasis">Preprocesamiento de imágenes</text:span><text:line-break/>Se aplicaron transformaciones estándar como redimensionado, normalización, rotaciones, recortes, cambios de iluminación y otros aumentos de datos automáticos que mejoraron la robustez del modelo ante condiciones variables.</text:p>
          </text:list-item>
          <text:list-item>
            <text:p text:style-name="P17"><text:span text:style-name="Strong_20_Emphasis">Configuración de entrenamiento</text:span><text:line-break/>Se ajustaron los hiperparámetros según el tipo de modelo. En el caso de RF-Detr y segmentación rápida, se configuraron aspectos como <text:span text:style-name="Emphasis">batch size</text:span>, <text:span text:style-name="Emphasis">learning rate</text:span> y número de épocas a partir de pruebas previas.</text:p>
          </text:list-item>
          <text:list-item>
            <text:p text:style-name="P17"><text:span text:style-name="Strong_20_Emphasis">Evaluación continua</text:span><text:line-break/>Durante el entrenamiento se monitorearon métricas clave como <text:span text:style-name="Emphasis">precision</text:span>, <text:span text:style-name="Emphasis">recall</text:span>, <text:span text:style-name="Emphasis">F1-score</text:span> e <text:span text:style-name="Emphasis">IoU (Intersection over Union)</text:span>. Estas métricas permitieron seguir el progreso del modelo y detectar posibles casos de sobreajuste o falta de convergencia.</text:p>
          </text:list-item>
        </text:list>
        <text:p text:style-name="P3">Los gráficos generados por Roboflow, incluidos en la Figura X, muestran la evolución de la pérdida (<text:span text:style-name="Emphasis">loss</text:span>) y la mejora en la precisión a lo largo del entrenamiento. Estas visualizaciones evidencian la estabilidad del proceso y la capacidad del modelo para generalizar sobre nuevos datos.</text:p>
        <text:h text:style-name="P18" text:outline-level="2"><text:span text:style-name="Strong_20_Emphasis"><text:span text:style-name="T5">4. Resultados</text:span></text:span></text:h>
        <text:p text:style-name="P19">El sistema desarrollado fue evaluado cualitativamente sobre diversos clips de partidos reales de la NBA, obtenidos de fuentes oficiales. En esta sección se presentan ejemplos visuales que evidencian la efectividad de los distintos módulos implementados.</text:p>
        <text:h text:style-name="P20" text:outline-level="3"><text:span text:style-name="Strong_20_Emphasis">4.1 Detección de entidades clave del juego</text:span></text:h>
        <text:p text:style-name="P19">En la Figura 1 se muestra un fotograma con todas las detecciones activas: jugadores, árbitros, balón y canasta. Estas detecciones fueron realizadas por el modelo entrenado con Roboflow, utilizando una arquitectura RF-Detr personalizada para el dominio del baloncesto.</text:p>
        <text:p text:style-name="P21"><text:soft-page-break/>&lt;div style="text-align:center"&gt; &lt;b&gt;Figura 1.&lt;/b&gt; Ejemplo de detecciones simultáneas de entidades clave: jugadores, balón, árbitros y canasta. &lt;/div&gt; </text:p>
        <text:p text:style-name="P22"/>
        <text:h text:style-name="P20" text:outline-level="3"><text:span text:style-name="Strong_20_Emphasis">4.2 Clasificación automática por equipos</text:span></text:h>
        <text:p text:style-name="P19">La Figura 2 muestra el resultado del módulo de clasificación de jugadores por equipo, basado en clustering visual. A partir de los <text:span text:style-name="Emphasis">crops</text:span> extraídos de cada jugador detectado, el sistema asigna de forma automática una clase de equipo. Esto permite analizar dinámicas colectivas, como la disposición táctica o las jugadas ofensivas/defensivas.</text:p>
        <text:p text:style-name="P21">&lt;div style="text-align:center"&gt; &lt;b&gt;Figura 2.&lt;/b&gt; Separación automática de jugadores por equipo. Los colores de los *bounding boxes* indican la asignación de clase. &lt;/div&gt; </text:p>
        <text:p text:style-name="P22"/>
        <text:h text:style-name="P20" text:outline-level="3"><text:span text:style-name="Strong_20_Emphasis">4.3 Visualización segmentada del entorno de tiro</text:span></text:h>
        <text:p text:style-name="P19">En la Figura 3 se presenta una visualización reducida donde únicamente se destacan el balón y la canasta, eliminando las detecciones restantes. Este tipo de visualización limpia es útil para estudios centrados en el análisis de lanzamiento, detección de aciertos y cálculo automático de puntos (2 o 3 según la zona de tiro detectada).</text:p>
        <text:p text:style-name="P21">&lt;div style="text-align:center"&gt; &lt;b&gt;Figura 3.&lt;/b&gt; Visualización enfocada en el balón y la canasta, utilizada para análisis de tiro. &lt;/div&gt; </text:p>
        <text:p text:style-name="P22"/>
        <text:p text:style-name="P19">Estos resultados visuales demuestran que el sistema es capaz de identificar correctamente las entidades clave del entorno del baloncesto, diferenciarlas por equipo y extraer información contextual relevante. Esta capacidad permite construir métricas avanzadas y mejorar tanto el análisis deportivo como la automatización de resúmenes y estadísticas.</text:p>
        <text:p text:style-name="P3"><text:span text:style-name="Strong_20_Emphasis"><text:span text:style-name="T6"/></text:span></text:p>
        <text:h text:style-name="P23" text:outline-level="2"><text:span text:style-name="Strong_20_Emphasis"><text:span text:style-name="T5">5. Conclusiones</text:span></text:span></text:h>
        <text:p text:style-name="P19">Este trabajo presenta un sistema automatizado de análisis de partidos de baloncesto que integra múltiples modelos de visión por computador para la detección, clasificación y análisis contextual de los elementos clave del juego. Mediante el uso de herramientas como Roboflow, Supervision y arquitecturas modernas como RF-Detr, el sistema logra identificar con precisión jugadores, árbitros, balón y canasta, así como segmentar zonas relevantes de la cancha y clasificar a los jugadores por equipos.</text:p>
        <text:p text:style-name="P19">Uno de los principales aportes del sistema es su capacidad para detectar automáticamente la posesión del balón y determinar desde qué zona se realiza el tiro, permitiendo estimar en tiempo real si una jugada corresponde a un lanzamiento de dos o tres puntos. Esta funcionalidad tiene un gran potencial en aplicaciones como el análisis de rendimiento, las estadísticas automatizadas o la mejora de la experiencia en transmisiones deportivas.</text:p>
        <text:p text:style-name="P19">El enfoque iterativo de anotación asistida, combinado con la flexibilidad de Roboflow para <text:soft-page-break/>gestionar datasets y entrenar modelos, ha permitido desarrollar un pipeline robusto a partir de datos reales extraídos de partidos oficiales. La validación cualitativa demuestra que el sistema es capaz de operar eficazmente en condiciones reales, con escenas complejas y múltiples objetos en movimiento.</text:p>
        <text:p text:style-name="P19">En conjunto, el sistema constituye una base sólida para futuros desarrollos en análisis deportivo automatizado, con posibilidades de expansión hacia métricas avanzadas, reconocimiento de jugadas, integración con datos biométricos o sistemas de recomendación táctica.</text:p>
        <text:p text:style-name="P24"><text:span text:style-name="Strong_20_Emphasis"><text:span text:style-name="T6"/></text:span></text:p>
        <text:list text:style-name="L5">
          <text:list-header>
            <text:p text:style-name="P25"/>
          </text:list-header>
        </text:list>
        <text:h text:style-name="P26" text:outline-level="2"><text:span text:style-name="Strong_20_Emphasis"><text:span text:style-name="T7"/></text:span></text:h>
        <text:h text:style-name="P26" text:outline-level="2"/>
        <text:h text:style-name="P26" text:outline-level="2"><text:span text:style-name="Strong_20_Emphasis"><text:span text:style-name="T7"/></text:span></text:h>
        <text:h text:style-name="P27" text:outline-level="2"><text:span text:style-name="Strong_20_Emphasis"><text:span text:style-name="T8"/></text:span></text:h>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DeepSeek-CJK-patch" svg:font-family="DeepSeek-CJK-patch, 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0T19:53:57.917182000</meta:creation-date>
    <dc:date>2025-05-22T00:37:02.120537500</dc:date>
    <meta:editing-duration>PT31M1S</meta:editing-duration>
    <meta:editing-cycles>3</meta:editing-cycles>
    <meta:generator>LibreOffice/25.2.3.2$Windows_X86_64 LibreOffice_project/bbb074479178df812d175f709636b368952c2ce3</meta:generator>
    <meta:document-statistic meta:table-count="0" meta:image-count="0" meta:object-count="0" meta:page-count="8" meta:paragraph-count="72" meta:word-count="2291" meta:character-count="15848" meta:non-whitespace-character-count="13638"/>
  </office:meta>
</office:document-meta>
</file>